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table:formula="oooc:=SUM([.$B$1];[.$B$2:.$C$4];[.$B$5:$Sheet2.$D$6])" office:value-type="float" office:value="12041">
            <text:p>12041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ooc:=SUM(Cell;Range2D;Range3D)" office:value-type="float" office:value="12041">
            <text:p>1204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table:formula="oooc:=SUM(Cell)+SUM(Range2D)+SUM(Range3D)" office:value-type="float" office:value="12041">
            <text:p>12041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400">
            <text:p>40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float" office:value="500">
            <text:p>500</text:p>
          </table:table-cell>
          <table:table-cell office:value-type="float" office:value="900">
            <text:p>900</text:p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1" table:number-columns-repeated="4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float" office:value="1100">
            <text:p>1100</text:p>
          </table:table-cell>
          <table:table-cell office:value-type="float" office:value="1400">
            <text:p>1400</text:p>
          </table:table-cell>
          <table:table-cell office:value-type="float" office:value="1800">
            <text:p>1800</text:p>
          </table:table-cell>
        </table:table-row>
        <table:table-row table:style-name="ro1">
          <table:table-cell/>
          <table:table-cell office:value-type="float" office:value="1200">
            <text:p>1200</text:p>
          </table:table-cell>
          <table:table-cell office:value-type="float" office:value="1500">
            <text:p>1500</text:p>
          </table:table-cell>
          <table:table-cell office:value-type="float" office:value="1900">
            <text:p>1900</text:p>
          </table:table-cell>
        </table:table-row>
      </table:table>
      <table:named-expressions>
        <table:named-range table:name="Range3D" table:base-cell-address="$Sheet1.$A$2" table:cell-range-address="$Sheet1.$B$5:$Sheet2.$D$6"/>
        <table:named-range table:name="Cell" table:base-cell-address="$Sheet1.$A$2" table:cell-range-address="$Sheet1.$B$1"/>
        <table:named-range table:name="Range2D" table:base-cell-address="$Sheet1.$C$4" table:cell-range-address="$Sheet1.$B$2:.$C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20">20.02.2008</text:date>, <text:time>16:33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creation-date>2008-02-20T14:54:07</meta:creation-date>
    <dc:date>2008-02-20T16:33:53</dc:date>
    <meta:editing-cycles>1</meta:editing-cycles>
    <meta:editing-duration>PT1H20M12S</meta:editing-duration>
    <meta:user-defined meta:name="Info 1"/>
    <meta:user-defined meta:name="Info 2"/>
    <meta:user-defined meta:name="Info 3"/>
    <meta:user-defined meta:name="Info 4"/>
    <meta:document-statistic meta:table-count="2" meta:cell-count="22"/>
  </office:meta>
</office:document-meta>
</file>